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0.06pt" svg:y="69.85pt">
            <loext:p draw:notify-on-update-of-ranges="Sheet1.B3:Sheet1.B500 Sheet1.C3:Sheet1.C500 Sheet1.B3:Sheet1.B500 Sheet1.D3:Sheet1.D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34pt" svg:y="323.01pt">
            <loext:p draw:notify-on-update-of-ranges="Sheet1.B3:Sheet1.B500 Sheet1.E3:Sheet1.E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433113" calcext:value-type="float">
            <text:p>24.433113</text:p>
          </table:table-cell>
          <table:table-cell office:value-type="float" office:value="-14.330216" calcext:value-type="float">
            <text:p>-14.3302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083401" calcext:value-type="float">
            <text:p>34.083401</text:p>
          </table:table-cell>
          <table:table-cell office:value-type="float" office:value="36.763718" calcext:value-type="float">
            <text:p>36.763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2.272362" calcext:value-type="float">
            <text:p>42.272362</text:p>
          </table:table-cell>
          <table:table-cell office:value-type="float" office:value="12.387639" calcext:value-type="float">
            <text:p>12.3876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.488754" calcext:value-type="float">
            <text:p>50.488754</text:p>
          </table:table-cell>
          <table:table-cell office:value-type="float" office:value="-13.426258" calcext:value-type="float">
            <text:p>-13.4262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.368969" calcext:value-type="float">
            <text:p>53.368969</text:p>
          </table:table-cell>
          <table:table-cell office:value-type="float" office:value="-7.511092" calcext:value-type="float">
            <text:p>-7.5110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.691963" calcext:value-type="float">
            <text:p>45.691963</text:p>
          </table:table-cell>
          <table:table-cell office:value-type="float" office:value="10.759551" calcext:value-type="float">
            <text:p>10.759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.352261" calcext:value-type="float">
            <text:p>42.352261</text:p>
          </table:table-cell>
          <table:table-cell office:value-type="float" office:value="-5.927613" calcext:value-type="float">
            <text:p>-5.9276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.15799" calcext:value-type="float">
            <text:p>46.15799</text:p>
          </table:table-cell>
          <table:table-cell office:value-type="float" office:value="2.738729" calcext:value-type="float">
            <text:p>2.7387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420544" calcext:value-type="float">
            <text:p>51.420544</text:p>
          </table:table-cell>
          <table:table-cell office:value-type="float" office:value="16.402613" calcext:value-type="float">
            <text:p>16.402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100452" calcext:value-type="float">
            <text:p>46.100452</text:p>
          </table:table-cell>
          <table:table-cell office:value-type="float" office:value="2.320277" calcext:value-type="float">
            <text:p>2.3202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.502098" calcext:value-type="float">
            <text:p>42.502098</text:p>
          </table:table-cell>
          <table:table-cell office:value-type="float" office:value="15.922454" calcext:value-type="float">
            <text:p>15.9224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.136372" calcext:value-type="float">
            <text:p>49.136372</text:p>
          </table:table-cell>
          <table:table-cell office:value-type="float" office:value="-4.006442" calcext:value-type="float">
            <text:p>-4.0064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3.906193" calcext:value-type="float">
            <text:p>53.906193</text:p>
          </table:table-cell>
          <table:table-cell office:value-type="float" office:value="-0.386256" calcext:value-type="float">
            <text:p>-0.3862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4.926342" calcext:value-type="float">
            <text:p>54.926342</text:p>
          </table:table-cell>
          <table:table-cell office:value-type="float" office:value="-0.963568" calcext:value-type="float">
            <text:p>-0.9635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.653542" calcext:value-type="float">
            <text:p>54.653542</text:p>
          </table:table-cell>
          <table:table-cell office:value-type="float" office:value="51.219208" calcext:value-type="float">
            <text:p>51.2192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22:33:06.625585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9-24T22:14:40.465250737</meta:creation-date>
    <dc:date>2018-11-11T17:37:45.391941460</dc:date>
    <dc:creator>Pascal Baillehache</dc:creator>
    <meta:editing-duration>PT22H15M2S</meta:editing-duration>
    <meta:editing-cycles>21</meta:editing-cycles>
    <meta:generator>LibreOffice/5.1.6.2$Linux_x86 LibreOffice_project/10m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D500" svg:x="0.32cm" svg:y="0.18cm" svg:width="15.36cm" svg:height="8.64cm">
          <chartooo:coordinate-region svg:x="1.047cm" svg:y="0.306cm" svg:width="14.446cm" svg:height="8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500" chart:class="chart:scatter">
            <chart:domain table:cell-range-address="Sheet1.B3:Sheet1.B500"/>
            <chart:data-point chart:repeated="498"/>
          </chart:series>
          <chart:series chart:style-name="ch6" chart:values-cell-range-address="Sheet1.D3:Sheet1.D500" chart:class="chart:scatter">
            <chart:data-point chart:repeated="4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0</svg:desc>
                </draw:g>
              </table:table-cell>
              <table:table-cell office:value-type="float" office:value="24.433113">
                <text:p>24.433113</text:p>
                <draw:g>
                  <svg:desc>Sheet1.C3:Sheet1.C500</svg:desc>
                </draw:g>
              </table:table-cell>
              <table:table-cell office:value-type="float" office:value="-14.330216">
                <text:p>-14.330216</text:p>
                <draw:g>
                  <svg:desc>Sheet1.D3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083401">
                <text:p>34.083401</text:p>
              </table:table-cell>
              <table:table-cell office:value-type="float" office:value="36.763718">
                <text:p>36.763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.272362">
                <text:p>42.272362</text:p>
              </table:table-cell>
              <table:table-cell office:value-type="float" office:value="12.387639">
                <text:p>12.387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.488754">
                <text:p>50.488754</text:p>
              </table:table-cell>
              <table:table-cell office:value-type="float" office:value="-13.426258">
                <text:p>-13.426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.368969">
                <text:p>53.368969</text:p>
              </table:table-cell>
              <table:table-cell office:value-type="float" office:value="-7.511092">
                <text:p>-7.511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.691963">
                <text:p>45.691963</text:p>
              </table:table-cell>
              <table:table-cell office:value-type="float" office:value="10.759551">
                <text:p>10.759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.352261">
                <text:p>42.352261</text:p>
              </table:table-cell>
              <table:table-cell office:value-type="float" office:value="-5.927613">
                <text:p>-5.927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.15799">
                <text:p>46.15799</text:p>
              </table:table-cell>
              <table:table-cell office:value-type="float" office:value="2.738729">
                <text:p>2.738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.420544">
                <text:p>51.420544</text:p>
              </table:table-cell>
              <table:table-cell office:value-type="float" office:value="16.402613">
                <text:p>16.402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100452">
                <text:p>46.100452</text:p>
              </table:table-cell>
              <table:table-cell office:value-type="float" office:value="2.320277">
                <text:p>2.320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.502098">
                <text:p>42.502098</text:p>
              </table:table-cell>
              <table:table-cell office:value-type="float" office:value="15.922454">
                <text:p>15.922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9.136372">
                <text:p>49.136372</text:p>
              </table:table-cell>
              <table:table-cell office:value-type="float" office:value="-4.006442">
                <text:p>-4.006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3.906193">
                <text:p>53.906193</text:p>
              </table:table-cell>
              <table:table-cell office:value-type="float" office:value="-0.386256">
                <text:p>-0.386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4.926342">
                <text:p>54.926342</text:p>
              </table:table-cell>
              <table:table-cell office:value-type="float" office:value="-0.963568">
                <text:p>-0.963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.653542">
                <text:p>54.653542</text:p>
              </table:table-cell>
              <table:table-cell office:value-type="float" office:value="51.219208">
                <text:p>51.219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500 Sheet1.E3:Sheet1.E500" svg:x="0.32cm" svg:y="0.18cm" svg:width="15.36cm" svg:height="8.64cm">
          <chartooo:coordinate-region svg:x="0.941cm" svg:y="0.379cm" svg:width="14.55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500" chart:class="chart:scatter">
            <chart:domain table:cell-range-address="Sheet1.B3:Sheet1.B500"/>
            <chart:data-point chart:repeated="4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0</svg:desc>
                </draw:g>
              </table:table-cell>
              <table:table-cell office:value-type="float" office:value="37">
                <text:p>37</text:p>
                <draw:g>
                  <svg:desc>Sheet1.E3:Sheet1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